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eCommandLine.readParameters( Parameter [ ] params , Configuration config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ConfigureCommandLine.changeConfigurations( Vector confi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